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2.82">
            <text:p>2,82</text:p>
          </table:table-cell>
          <table:table-cell table:formula="of:=[.B3]-[.C3]" office:value-type="float" office:value="0">
            <text:p>0</text:p>
          </table:table-cell>
          <table:table-cell table:formula="of:=[.D3]/[.$D$15]*100" office:value-type="float" office:value="0">
            <text:p>0</text:p>
          </table:table-cell>
          <table:table-cell table:formula="of:=[.D15]-[.D3]" office:value-type="float" office:value="296.25">
            <text:p>296,25</text:p>
          </table:table-cell>
          <table:table-cell table:formula="of:=[.F3]/[.$D$15]*100" office:value-type="float" office:value="100">
            <text:p>100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2.72">
            <text:p>2,72</text:p>
          </table:table-cell>
          <table:table-cell table:formula="of:=[.B4]-[.C4]" office:value-type="float" office:value="0">
            <text:p>0</text:p>
          </table:table-cell>
          <table:table-cell table:formula="of:=[.D4]/[.$D$15]*100" office:value-type="float" office:value="0">
            <text:p>0</text:p>
          </table:table-cell>
          <table:table-cell table:formula="of:=[.F3]-[.D4]" office:value-type="float" office:value="296.25">
            <text:p>296,25</text:p>
          </table:table-cell>
          <table:table-cell table:formula="of:=[.F4]/[.$D$15]*100" office:value-type="float" office:value="100">
            <text:p>100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.9">
            <text:p>10,9</text:p>
          </table:table-cell>
          <table:table-cell office:value-type="float" office:value="2.9">
            <text:p>2,9</text:p>
          </table:table-cell>
          <table:table-cell table:formula="of:=[.B5]-[.C5]" office:value-type="float" office:value="8">
            <text:p>8</text:p>
          </table:table-cell>
          <table:table-cell table:formula="of:=[.D5]/[.$D$15]*100" office:value-type="float" office:value="2.70042194092827">
            <text:p>2,7</text:p>
          </table:table-cell>
          <table:table-cell table:formula="of:=[.F4]-[.D5]" office:value-type="float" office:value="288.25">
            <text:p>288,25</text:p>
          </table:table-cell>
          <table:table-cell table:formula="of:=[.F5]/[.$D$15]*100" office:value-type="float" office:value="97.2995780590717">
            <text:p>97,3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97.2995780590717">
            <text:p>97,3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8.5">
            <text:p>78,5</text:p>
          </table:table-cell>
          <table:table-cell office:value-type="float" office:value="2.79">
            <text:p>2,79</text:p>
          </table:table-cell>
          <table:table-cell table:formula="of:=[.B6]-[.C6]" office:value-type="float" office:value="75.71">
            <text:p>75,71</text:p>
          </table:table-cell>
          <table:table-cell table:formula="of:=[.D6]/[.$D$15]*100" office:value-type="float" office:value="25.5561181434599">
            <text:p>25,56</text:p>
          </table:table-cell>
          <table:table-cell table:formula="of:=[.F5]-[.D6]" office:value-type="float" office:value="212.54">
            <text:p>212,54</text:p>
          </table:table-cell>
          <table:table-cell table:formula="of:=[.F6]/[.$D$15]*100" office:value-type="float" office:value="71.7434599156118">
            <text:p>71,74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71.7434599156118">
            <text:p>71,74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7.1">
            <text:p>47,1</text:p>
          </table:table-cell>
          <table:table-cell office:value-type="float" office:value="2.69">
            <text:p>2,69</text:p>
          </table:table-cell>
          <table:table-cell table:formula="of:=[.B7]-[.C7]" office:value-type="float" office:value="44.41">
            <text:p>44,41</text:p>
          </table:table-cell>
          <table:table-cell table:formula="of:=[.D7]/[.$D$15]*100" office:value-type="float" office:value="14.9907172995781">
            <text:p>14,99</text:p>
          </table:table-cell>
          <table:table-cell table:formula="of:=[.F6]-[.D7]" office:value-type="float" office:value="168.13">
            <text:p>168,13</text:p>
          </table:table-cell>
          <table:table-cell table:formula="of:=[.F7]/[.$D$15]*100" office:value-type="float" office:value="56.7527426160338">
            <text:p>56,75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56.7527426160338">
            <text:p>56,75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7.8">
            <text:p>47,8</text:p>
          </table:table-cell>
          <table:table-cell office:value-type="float" office:value="2.72">
            <text:p>2,72</text:p>
          </table:table-cell>
          <table:table-cell table:formula="of:=[.B8]-[.C8]" office:value-type="float" office:value="45.08">
            <text:p>45,08</text:p>
          </table:table-cell>
          <table:table-cell table:formula="of:=[.D8]/[.$D$15]*100" office:value-type="float" office:value="15.2168776371308">
            <text:p>15,22</text:p>
          </table:table-cell>
          <table:table-cell table:formula="of:=[.F7]-[.D8]" office:value-type="float" office:value="123.05">
            <text:p>123,05</text:p>
          </table:table-cell>
          <table:table-cell table:formula="of:=[.F8]/[.$D$15]*100" office:value-type="float" office:value="41.535864978903">
            <text:p>41,54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41.535864978903">
            <text:p>41,54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5.6">
            <text:p>25,6</text:p>
          </table:table-cell>
          <table:table-cell office:value-type="float" office:value="2.64">
            <text:p>2,64</text:p>
          </table:table-cell>
          <table:table-cell table:formula="of:=[.B9]-[.C9]" office:value-type="float" office:value="22.96">
            <text:p>22,96</text:p>
          </table:table-cell>
          <table:table-cell table:formula="of:=[.D9]/[.$D$15]*100" office:value-type="float" office:value="7.75021097046414">
            <text:p>7,75</text:p>
          </table:table-cell>
          <table:table-cell table:formula="of:=[.F8]-[.D9]" office:value-type="float" office:value="100.09">
            <text:p>100,09</text:p>
          </table:table-cell>
          <table:table-cell table:formula="of:=[.F9]/[.$D$15]*100" office:value-type="float" office:value="33.7856540084388">
            <text:p>33,79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33.7856540084388">
            <text:p>33,79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.9">
            <text:p>50,9</text:p>
          </table:table-cell>
          <table:table-cell office:value-type="float" office:value="2.88">
            <text:p>2,88</text:p>
          </table:table-cell>
          <table:table-cell table:formula="of:=[.B10]-[.C10]" office:value-type="float" office:value="48.02">
            <text:p>48,02</text:p>
          </table:table-cell>
          <table:table-cell table:formula="of:=[.D10]/[.$D$15]*100" office:value-type="float" office:value="16.2092827004219">
            <text:p>16,21</text:p>
          </table:table-cell>
          <table:table-cell table:formula="of:=[.F9]-[.D10]" office:value-type="float" office:value="52.0700000000001">
            <text:p>52,07</text:p>
          </table:table-cell>
          <table:table-cell table:formula="of:=[.F10]/[.$D$15]*100" office:value-type="float" office:value="17.5763713080169">
            <text:p>17,58</text:p>
          </table:table-cell>
          <table:table-cell/>
          <table:table-cell office:value-type="float" office:value="150">
            <text:p>150</text:p>
          </table:table-cell>
          <table:table-cell table:formula="of:=[.G10]" office:value-type="float" office:value="17.5763713080169">
            <text:p>17,58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.5">
            <text:p>32,5</text:p>
          </table:table-cell>
          <table:table-cell office:value-type="float" office:value="2.7">
            <text:p>2,7</text:p>
          </table:table-cell>
          <table:table-cell table:formula="of:=[.B11]-[.C11]" office:value-type="float" office:value="29.8">
            <text:p>29,8</text:p>
          </table:table-cell>
          <table:table-cell table:formula="of:=[.D11]/[.$D$15]*100" office:value-type="float" office:value="10.0590717299578">
            <text:p>10,06</text:p>
          </table:table-cell>
          <table:table-cell table:formula="of:=[.F10]-[.D11]" office:value-type="float" office:value="22.2700000000001">
            <text:p>22,27</text:p>
          </table:table-cell>
          <table:table-cell table:formula="of:=[.F11]/[.$D$15]*100" office:value-type="float" office:value="7.5172995780591">
            <text:p>7,52</text:p>
          </table:table-cell>
          <table:table-cell/>
          <table:table-cell office:value-type="float" office:value="100">
            <text:p>100</text:p>
          </table:table-cell>
          <table:table-cell table:formula="of:=[.G11]" office:value-type="float" office:value="7.5172995780591">
            <text:p>7,52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.3">
            <text:p>10,3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7.55">
            <text:p>7,55</text:p>
          </table:table-cell>
          <table:table-cell table:formula="of:=[.D12]/[.$D$15]*100" office:value-type="float" office:value="2.54852320675105">
            <text:p>2,55</text:p>
          </table:table-cell>
          <table:table-cell table:formula="of:=[.F11]-[.D12]" office:value-type="float" office:value="14.7200000000001">
            <text:p>14,72</text:p>
          </table:table-cell>
          <table:table-cell table:formula="of:=[.F12]/[.$D$15]*100" office:value-type="float" office:value="4.96877637130805">
            <text:p>4,97</text:p>
          </table:table-cell>
          <table:table-cell/>
          <table:table-cell office:value-type="float" office:value="80">
            <text:p>80</text:p>
          </table:table-cell>
          <table:table-cell table:formula="of:=[.G12]" office:value-type="float" office:value="4.96877637130805">
            <text:p>4,97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.9">
            <text:p>7,9</text:p>
          </table:table-cell>
          <table:table-cell office:value-type="float" office:value="2.73">
            <text:p>2,73</text:p>
          </table:table-cell>
          <table:table-cell table:formula="of:=[.B13]-[.C13]" office:value-type="float" office:value="5.17">
            <text:p>5,17</text:p>
          </table:table-cell>
          <table:table-cell table:formula="of:=[.D13]/[.$D$15]*100" office:value-type="float" office:value="1.74514767932489">
            <text:p>1,75</text:p>
          </table:table-cell>
          <table:table-cell table:formula="of:=[.F12]-[.D13]" office:value-type="float" office:value="9.55000000000009">
            <text:p>9,55</text:p>
          </table:table-cell>
          <table:table-cell table:formula="of:=[.F13]/[.$D$15]*100" office:value-type="float" office:value="3.22362869198315">
            <text:p>3,22</text:p>
          </table:table-cell>
          <table:table-cell/>
          <table:table-cell office:value-type="float" office:value="63">
            <text:p>63</text:p>
          </table:table-cell>
          <table:table-cell table:formula="of:=[.G13]" office:value-type="float" office:value="3.22362869198315">
            <text:p>3,22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12.3">
            <text:p>12,3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9.55">
            <text:p>9,55</text:p>
          </table:table-cell>
          <table:table-cell table:formula="of:=[.D14]/[.$D$15]*100" office:value-type="float" office:value="3.22362869198312">
            <text:p>3,22</text:p>
          </table:table-cell>
          <table:table-cell table:formula="of:=[.F13]-[.D14]" office:value-type="float" office:value="0.0000000000000905941988094128">
            <text:p>0</text:p>
          </table:table-cell>
          <table:table-cell table:formula="of:=[.F14]/[.$D$15]*100" office:value-type="float" office:value="0.0000000000000305803202732195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4]" office:value-type="float" office:value="0.0000000000000305803202732195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5" table:end-x="1.563cm" table:end-y="0.399cm" draw:z-index="0" draw:style-name="gr1" draw:text-style-name="P1" svg:width="23.194cm" svg:height="9.006cm" svg:x="0.95cm" svg:y="0.425cm">
              <draw:object draw:notify-on-update-of-ranges="Sheet1.A3:Sheet1.A14 Sheet1.J1:Sheet1.J2 Sheet1.G3:Sheet1.G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4])" office:value-type="float" office:value="296.25">
            <text:p>296,25</text:p>
          </table:table-cell>
          <table:table-cell table:formula="of:=SUM([.E3:.E14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SSC 0-500 FEMIA comp265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7.2995780590717">
            <text:p>97,3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71.7434599156118">
            <text:p>71,74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6.7527426160338">
            <text:p>56,75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41.535864978903">
            <text:p>41,54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3.7856540084388">
            <text:p>33,79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17.5763713080169">
            <text:p>17,58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.5172995780591">
            <text:p>7,52</text:p>
          </table:table-cell>
          <table:table-cell table:number-columns-repeated="5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float" office:value="4.96877637130805">
            <text:p>4,97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.22362869198315">
            <text:p>3,2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G32" table:end-x="0.55cm" table:end-y="0.222cm" draw:z-index="0" draw:style-name="gr1" draw:text-style-name="P1" svg:width="13.775cm" svg:height="7.663cm" svg:x="0cm" svg:y="0.236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20/11/2014</text:date>, <text:time>16.24.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2S</meta:editing-duration>
    <meta:editing-cycles>8</meta:editing-cycles>
    <meta:generator>OpenOffice/4.0.1$Win32 OpenOffice.org_project/401m5$Build-9714</meta:generator>
    <dc:date>2014-11-20T16:24:34.06</dc:date>
    <meta:document-statistic meta:table-count="3" meta:cell-count="151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4 Sheet1.J1:Sheet1.J2 Sheet1.G3:Sheet1.G14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4" chart:label-cell-address="Sheet1.J1:Sheet1.J2" chart:class="chart:scatter">
            <chart:domain table:cell-range-address="Sheet1.A3:Sheet1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4</svg:desc>
                </draw:g>
              </table:table-cell>
              <table:table-cell office:value-type="float" office:value="100">
                <text:p>100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7.2995780590717">
                <text:p>97.299578059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1.7434599156118">
                <text:p>71.7434599156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56.7527426160338">
                <text:p>56.7527426160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1.535864978903">
                <text:p>41.535864978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33.7856540084388">
                <text:p>33.7856540084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7.5763713080169">
                <text:p>17.5763713080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7.5172995780591">
                <text:p>7.5172995780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.96877637130805">
                <text:p>4.96877637130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3.22362869198315">
                <text:p>3.22362869198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00000000000305803202732195">
                <text:p>0.0000000000000305803202732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76cm" svg:height="7.664cm" xlink:href="." xlink:type="simple" chart:class="chart:scatter" chart:style-name="ch1">
        <chart:plot-area chart:style-name="ch2" chart:data-source-has-labels="both" svg:x="1.313cm" svg:y="0.747cm" svg:width="11.913cm" svg:height="5.756cm">
          <chartooo:coordinate-region svg:x="2.12cm" svg:y="0.959cm" svg:width="10.734cm" svg:height="4.871cm"/>
          <chart:axis chart:dimension="x" chart:name="primary-x" chart:style-name="ch3" chartooo:axis-type="auto">
            <chart:title svg:x="6.153cm" svg:y="6.657cm" chart:style-name="ch4">
              <text:p>Diametro (µm)</text:p>
            </chart:title>
            <chart:categories table:cell-range-address="local-table.$A$2:.$A$13"/>
            <chart:grid chart:style-name="ch5" chart:class="minor"/>
          </chart:axis>
          <chart:axis chart:dimension="y" chart:name="primary-y" chart:style-name="ch6">
            <chart:title svg:x="0.451cm" svg:y="4.674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7.2995780590717">
                <text:p>97.299578059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1.7434599156118">
                <text:p>71.7434599156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56.7527426160338">
                <text:p>56.7527426160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1.535864978903">
                <text:p>41.535864978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33.7856540084388">
                <text:p>33.7856540084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7.5763713080169">
                <text:p>17.5763713080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7.5172995780591">
                <text:p>7.5172995780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.96877637130805">
                <text:p>4.96877637130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3.22362869198315">
                <text:p>3.22362869198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00000000000305803202732195">
                <text:p>0.00000000000003058032027321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